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9b8e" officeooo:paragraph-rsid="00159b8e"/>
    </style:style>
    <style:style style:name="P2" style:family="paragraph" style:parent-style-name="Standard">
      <style:text-properties officeooo:rsid="00175313" officeooo:paragraph-rsid="00175313"/>
    </style:style>
    <style:style style:name="P3" style:family="paragraph" style:parent-style-name="Standard">
      <style:text-properties officeooo:rsid="0017b5c2" officeooo:paragraph-rsid="0017b5c2"/>
    </style:style>
    <style:style style:name="T1" style:family="text">
      <style:text-properties officeooo:rsid="001753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an.JS Generator uses Yeoman to create a basic application</text:p>
      <text:p text:style-name="P1"/>
      <text:p text:style-name="P1">M – M Storage </text:p>
      <text:p text:style-name="P1">E – Server Routing <text:s/>and biz Logic </text:p>
      <text:p text:style-name="P1">A – Client Side Application </text:p>
      <text:p text:style-name="P1">N – Ran by Node</text:p>
      <text:p text:style-name="P1"/>
      <text:p text:style-name="P1">All Applications Data is stored in MongoDB Documents </text:p>
      <text:p text:style-name="P1"/>
      <text:p text:style-name="P1">The Client (Angular) requests data from Express </text:p>
      <text:p text:style-name="P1"/>
      <text:p text:style-name="P1">Express Reads Request </text:p>
      <text:p text:style-name="P1"/>
      <text:p text:style-name="P1">Express Asks MongoDB for the data </text:p>
      <text:p text:style-name="P1"/>
      <text:p text:style-name="P1">Mongo sends data </text:p>
      <text:p text:style-name="P1"/>
      <text:p text:style-name="P1">Express then sends data to the Client </text:p>
      <text:p text:style-name="P1"/>
      <text:p text:style-name="P1">The Client then displays it for User </text:p>
      <text:p text:style-name="P1"/>
      <text:p text:style-name="P1"/>
      <text:p text:style-name="P1">–</text:p>
      <text:p text:style-name="P1"/>
      <text:p text:style-name="P1">To Do Application </text:p>
      <text:p text:style-name="P1"/>
      <text:p text:style-name="P2">app.js (express) </text:p>
      <text:p text:style-name="P2"/>
      <text:p text:style-name="P2">require express </text:p>
      <text:p text:style-name="P2"/>
      <text:p text:style-name="P2">create instance of express server – var app = express(); </text:p>
      <text:p text:style-name="P1"><text:s/><text:span text:style-name="T1">will allow for any middleware, handle routes, and start server. </text:span></text:p>
      <text:p text:style-name="P1"/>
      <text:p text:style-name="P2">Configure var app to listen for requests on port 3000 </text:p>
      <text:p text:style-name="P2">app.listen(3000, function () {</text:p>
      <text:p text:style-name="P2">console.log(“the server is running on port 3000!”); </text:p>
      <text:p text:style-name="P2">});</text:p>
      <text:p text:style-name="P2"/>
      <text:p text:style-name="P2">Test by running node src/app.js </text:p>
      <text:p text:style-name="P2"/>
      <text:p text:style-name="P3">BEFORE APP.LISTEN </text:p>
      <text:p text:style-name="P3"/>
      <text:p text:style-name="P3">We add static Middleware</text:p>
      <text:p text:style-name="P3"/>
      <text:p text:style-name="P3">app.use(express.static(‘public’)); </text:p>
      <text:p text:style-name="P3"/>
      <text:p text:style-name="P3">Starts from root of folder. </text:p>
      <text:p text:style-name="P3"/>
      <text:p text:style-name="P3">We can be more explicit by adding <text:s/>app.use(‘/’, express.static(‘public’));</text:p>
      <text:p text:style-name="P3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9:41:31.781140802</meta:creation-date>
    <dc:date>2016-06-20T20:15:21.816795352</dc:date>
    <meta:editing-duration>PT2M49S</meta:editing-duration>
    <meta:editing-cycles>1</meta:editing-cycles>
    <meta:document-statistic meta:table-count="0" meta:image-count="0" meta:object-count="0" meta:page-count="2" meta:paragraph-count="28" meta:word-count="141" meta:character-count="923" meta:non-whitespace-character-count="780"/>
    <meta:generator>LibreOffice/5.1.3.2$Linux_X86_64 LibreOffice_project/10m0$Build-2</meta:generator>
  </office:meta>
</office:document-meta>
</file>